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d14e7" officeooo:paragraph-rsid="006d14e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5b81eb" officeooo:paragraph-rsid="005b81eb"/>
    </style:style>
    <style:style style:name="P15" style:family="paragraph" style:parent-style-name="Standard">
      <style:text-properties officeooo:paragraph-rsid="006453b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8fe7a" officeooo:paragraph-rsid="0068fe7a" style:font-size-asian="11pt" style:font-weight-asian="bold" style:font-name-complex="Arial" style:font-size-complex="11pt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1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2" style:family="paragraph" style:parent-style-name="Standard">
      <style:text-properties style:font-name="Caligra" fo:font-size="11pt" officeooo:rsid="006edf9f" officeooo:paragraph-rsid="006b2b86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749180" officeooo:paragraph-rsid="00749180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78a606" officeooo:paragraph-rsid="0078a606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9180" officeooo:paragraph-rsid="00749180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4ea9d" officeooo:paragraph-rsid="0074ea9d" style:font-size-asian="11pt" style:font-name-complex="Arial" style:font-size-complex="11pt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67d47" officeooo:paragraph-rsid="00767d47" style:font-size-asian="11pt" style:font-name-complex="Arial" style:font-size-complex="11pt"/>
    </style:style>
    <style:style style:name="P29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72acf2" style:font-size-asian="11pt" style:font-size-complex="11pt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72acf2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70491f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officeooo:rsid="005d01c8"/>
    </style:style>
    <style:style style:name="T16" style:family="text">
      <style:text-properties officeooo:rsid="006c6d6c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9" style:family="text">
      <style:text-properties officeooo:rsid="00772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8">La dernière fois </text:span><text:span text:style-name="T3">:</text:span><text:span text:style-name="T5">’’’Nous avons :- fait l'évaluation- corrigé les exercices- Continué l'activité 2 (expérience non terminée)’’’</text:span></text:p>
      <text:p text:style-name="P30"><text:span text:style-name="T7">P</text:span><text:span text:style-name="T6">our</text:span><text:span text:style-name="T8"> </text:span><text:span text:style-name="T6">aujourd’hui </text:span><text:span text:style-name="T4">: </text:span><text:span text:style-name="T5">- exercice 3</text:span></text:p>
      <text:p text:style-name="P19"><text:span text:style-name="T17">suivi</text:span> : </text:p>
      <text:p text:style-name="P18">19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12">Séance </text:span><text:span text:style-name="T13">_</text:span><text:span text:style-name="T12">: </text:span><text:span text:style-name="T14">Fiche de préparation</text:span><text:span text:style-name="T10"> <text:s/></text:span></text:p>
            <text:p text:style-name="P17"><text:span text:style-name="T10">c</text:span><text:span text:style-name="T9">lasse : <text:s/></text:span><text:span text:style-name="T11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6">Finir l'activité 2 expérience incluse</text:p>
          </table:table-cell>
          <table:table-cell table:style-name="Tableau1.B4" office:value-type="string">
            <text:p text:style-name="P23">Prep act2</text:p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7">bilan</text:p>
          </table:table-cell>
          <table:table-cell table:style-name="Tableau1.B4" office:value-type="string">
            <text:p text:style-name="P22"/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4" office:value-type="string">
            <text:p text:style-name="P28">Corriger l'exercice 3</text:p>
          </table:table-cell>
          <table:table-cell table:style-name="Tableau1.B4" office:value-type="string">
            <text:p text:style-name="P22"/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4" office:value-type="string">
            <text:p text:style-name="P27">Act3 <text:span text:style-name="T19">partie 1</text:span></text:p>
          </table:table-cell>
          <table:table-cell table:style-name="Tableau1.B4" office:value-type="string">
            <text:p text:style-name="P25">Prep act3</text:p>
          </table:table-cell>
          <table:table-cell table:style-name="Tableau1.A4" office:value-type="string">
            <text:p text:style-name="P9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5">+ matériel + tables</text:span></text:p>
          </table:table-cell>
          <table:table-cell table:style-name="Tableau1.B8" office:value-type="string">
            <text:p text:style-name="P12"/>
          </table:table-cell>
          <table:table-cell table:style-name="Tableau1.A8" office:value-type="string">
            <text:p text:style-name="P14">5min</text:p>
          </table:table-cell>
        </table:table-row>
      </table:table>
      <text:p text:style-name="P13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83683418064">
          <table:table-cell table:style-name="Tableau2.A1" office:value-type="string">
            <text:p text:style-name="P21">Matériel</text:p>
          </table:table-cell>
          <table:table-cell table:style-name="Tableau2.A1" office:value-type="string">
            <text:p text:style-name="P21"><text:span text:style-name="T16">T</text:span>ravail <text:span text:style-name="T16">non fait</text:span></text:p>
          </table:table-cell>
          <table:table-cell table:style-name="Tableau2.A1" office:value-type="string">
            <text:p text:style-name="P21"><text:span text:style-name="T16">T</text:span>ravail <text:span text:style-name="T16">pendant l'heure</text:span></text:p>
          </table:table-cell>
          <table:table-cell table:style-name="Tableau2.D1" office:value-type="string">
            <text:p text:style-name="P21">Comportement</text:p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D2" office:value-type="string">
            <text:p text:style-name="P20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1S</meta:editing-duration>
    <meta:editing-cycles>25</meta:editing-cycles>
    <meta:generator>LibreOffice/7.0.4.2$Linux_X86_64 LibreOffice_project/00$Build-2</meta:generator>
    <meta:creation-date>2021-02-04T16:16:38.289524303</meta:creation-date>
    <meta:initial-creator>J Cercy</meta:initial-creator>
    <dc:date>2021-03-19T00:20:36.710509196</dc:date>
    <dc:creator>J Cercy</dc:creator>
    <meta:document-statistic meta:table-count="2" meta:image-count="0" meta:object-count="0" meta:page-count="1" meta:paragraph-count="23" meta:word-count="73" meta:character-count="454" meta:non-whitespace-character-count="399"/>
    <meta:template xlink:type="simple" xlink:actuate="onRequest" xlink:title="fiche_de_prep_type" xlink:href="../fiche_de_prep_type.ott" meta:date="2021-02-04T16:16:36.866451548"/>
  </office:meta>
</office:document-meta>
</file>